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DAA796D9958E084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328cm, 5.388cm, 18.955cm, 11.59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999cm" svg:height="8.825cm" svg:x="0.101cm" svg:y="0.101cm">
          <draw:image xlink:href="Pictures/10000000000005E8000007E0DAA796D9958E084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10T15:54:18.303814276</dc:date>
    <meta:editing-duration>PT3M34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